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 style:list-style-name="L1">
      <style:text-properties fo:font-size="10pt" style:font-size-asian="10pt" style:font-size-complex="10pt"/>
    </style:style>
    <style:style style:name="P6" style:family="paragraph" style:parent-style-name="Standard" style:list-style-name="L2">
      <style:text-properties fo:font-size="10pt" style:font-size-asian="10pt" style:font-size-complex="10pt"/>
    </style:style>
    <style:style style:name="P7" style:family="paragraph" style:parent-style-name="Standard" style:list-style-name="L3">
      <style:text-properties fo:font-size="10pt" style:font-size-asian="10pt" style:font-size-complex="10pt"/>
    </style:style>
    <style:style style:name="P8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 style:list-style-name="L3"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 style:list-style-name="L4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 style:list-style-name="L4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FTWARE DESIGN PRINCIPLES &amp; PATTERNS</text:p>
      <text:p text:style-name="P4"/>
      <text:p text:style-name="P4"/>
      <text:p text:style-name="P1">SOLID Principles:</text:p>
      <text:list xml:id="list7032933265345981684" text:style-name="L1">
        <text:list-item>
          <text:p text:style-name="P5"><text:span text:style-name="T1">[S]ingle-Responsibility</text:span> – class should only do one thing; avoid unnecessary coupling</text:p>
        </text:list-item>
        <text:list-item>
          <text:p text:style-name="P5">[<text:span text:style-name="T1">O]pen-Closed</text:span> – classes should be open for extension and closed for modification; prevent someone changing already tested code; encapsulate what changes</text:p>
        </text:list-item>
        <text:list-item>
          <text:p text:style-name="P5"><text:span text:style-name="T1">[L]iskov Substitution</text:span> – encourage substitutability</text:p>
        </text:list-item>
        <text:list-item>
          <text:p text:style-name="P5"><text:span text:style-name="T1">[I]nterface Segregation</text:span> – encourage many interfaces over a one single, large interface; avoid situations where someone has to implement interface that they don't need</text:p>
        </text:list-item>
        <text:list-item>
          <text:p text:style-name="P5">[<text:span text:style-name="T1">D]epedency Injection</text:span></text:p>
        </text:list-item>
      </text:list>
      <text:p text:style-name="P4"/>
      <text:p text:style-name="P3">Others</text:p>
      <text:list xml:id="list5161451749035840744" text:style-name="L2">
        <text:list-item>
          <text:p text:style-name="P6">DRY – Don't Repeat Yourself</text:p>
        </text:list-item>
        <text:list-item>
          <text:p text:style-name="P6">YAGNI – You ain't gonna need it</text:p>
        </text:list-item>
        <text:list-item>
          <text:p text:style-name="P6">Favour Composition Over Inheritance – more flexible and more decoupled</text:p>
        </text:list-item>
        <text:list-item>
          <text:p text:style-name="P6">Program to an Interface </text:p>
        </text:list-item>
        <text:list-item>
          <text:p text:style-name="P6">Delegation – avoid duplication</text:p>
        </text:list-item>
        <text:list-item>
          <text:p text:style-name="P6">Law of Demeter</text:p>
        </text:list-item>
        <text:list-item>
          <text:p text:style-name="P6">Mixins - <text:s/>class that contains methods for use by other classes without having to be the parent class of those other classes (e.g. Scala's traits, Kotlin delegates)</text:p>
        </text:list-item>
      </text:list>
      <text:p text:style-name="P4"/>
      <text:p text:style-name="P4"/>
      <text:p text:style-name="P1">Design Patterns: Creational</text:p>
      <text:p text:style-name="P8"/>
      <text:list xml:id="list5242500858380155654" text:style-name="L3">
        <text:list-item>
          <text:p text:style-name="P7"><text:span text:style-name="T1">Factory</text:span> / <text:span text:style-name="T1">Abstract</text:span> <text:span text:style-name="T1">Factory</text:span> / <text:span text:style-name="T1">Factory Method</text:span> – factories can return an interface </text:p>
        </text:list-item>
        <text:list-item>
          <text:p text:style-name="P9">Builder</text:p>
        </text:list-item>
        <text:list-item>
          <text:p text:style-name="P9">Singleton</text:p>
        </text:list-item>
        <text:list-item>
          <text:p text:style-name="P7"><text:span text:style-name="T1">Prototype</text:span> – creates from a skeleton object</text:p>
        </text:list-item>
      </text:list>
      <text:p text:style-name="P4"/>
      <text:p text:style-name="P1">Design Patterns: Structural</text:p>
      <text:p text:style-name="P1"/>
      <text:list xml:id="list399622134" text:continue-numbering="true" text:style-name="L3">
        <text:list-item>
          <text:p text:style-name="P7"><text:span text:style-name="T1">Adapter</text:span> – converts one interface of one class into another expected inferface</text:p>
        </text:list-item>
        <text:list-item>
          <text:p text:style-name="P7"><text:span text:style-name="T1">Bridge</text:span> - “decouple an abstraction from its implementation so both can vary” (e.g. push some functionality into base class)</text:p>
        </text:list-item>
        <text:list-item>
          <text:p text:style-name="P7"><text:span text:style-name="T1">Composite</text:span> – typically used with tree structures; we compose a structure for many individual objects e.g. HeadDepartment might have a collection of departments</text:p>
        </text:list-item>
        <text:list-item>
          <text:p text:style-name="P7"><text:span text:style-name="T1">Decorator</text:span> – allows us to substitute behaviour at runtime e.g. interface XmasTree has decorate() method; normal implementation implements this vs TreeDecorator whose decorate method delegates to a delegate where the functionality is injected </text:p>
        </text:list-item>
        <text:list-item>
          <text:p text:style-name="P7"><text:span text:style-name="T1">Facade</text:span> – provide a unified interface to a complex set of interfaces in a subsystem</text:p>
        </text:list-item>
        <text:list-item>
          <text:p text:style-name="P7"><text:span text:style-name="T1">Flyweight</text:span> – minimize resources by sharing</text:p>
        </text:list-item>
        <text:list-item>
          <text:p text:style-name="P7"><text:span text:style-name="T1">Proxy</text:span> – a class functioning as an interface to something else</text:p>
        </text:list-item>
      </text:list>
      <text:p text:style-name="P4"/>
      <text:p text:style-name="P1">Design Patterns: Behavioural</text:p>
      <text:p text:style-name="P8"/>
      <text:list xml:id="list8656159278581897862" text:style-name="L4">
        <text:list-item>
          <text:p text:style-name="P11"><text:span text:style-name="T1">Chain of Responsibility</text:span> – source of command objects and processing objects; similar to decorator except one class handles the request (e.g. servlet filter)</text:p>
        </text:list-item>
        <text:list-item>
          <text:p text:style-name="P11"><text:span text:style-name="T1">Command</text:span> – perform single task with parameterization (e.g. unix commands)</text:p>
        </text:list-item>
        <text:list-item>
          <text:p text:style-name="P11"><text:span text:style-name="T1">Iterator</text:span> – exposes elements of a structure without exposing the structure itself</text:p>
        </text:list-item>
        <text:list-item>
          <text:p text:style-name="P11"><text:span text:style-name="T1">Memento</text:span> – save state thus allowing for undos/restore</text:p>
        </text:list-item>
        <text:list-item>
          <text:p text:style-name="P11"><text:span text:style-name="T1">Observer</text:span> – change in state in model automatically updates representations</text:p>
        </text:list-item>
        <text:list-item>
          <text:p text:style-name="P11"><text:span text:style-name="T1">State</text:span> – change behaviour when internal state changes (e.g. workflow)</text:p>
        </text:list-item>
        <text:list-item>
          <text:p text:style-name="P11"><text:span text:style-name="T1">Strategy</text:span> – substitutable algorithm (e.g. look-and-feel) <text:s/></text:p>
        </text:list-item>
        <text:list-item>
          <text:p text:style-name="P11"><text:span text:style-name="T1">Template</text:span> – define skeleton of an algorithm deferring to (abstract) subclasses </text:p>
        </text:list-item>
        <text:list-item>
          <text:p text:style-name="P10">Visitor –<text:span text:style-name="T2"> </text:span><text:span text:style-name="T3">operation to be performed on elements of an object structure (e.g. nodes in tree); we separate the operation and the data structure on which it is performe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Edwards</meta:initial-creator>
    <meta:creation-date>2020-10-20T09:29:31</meta:creation-date>
    <dc:date>2020-10-20T10:27:49</dc:date>
    <dc:creator>John Edwards</dc:creator>
    <meta:editing-duration>PT12M7S</meta:editing-duration>
    <meta:editing-cycles>2</meta:editing-cycles>
    <meta:generator>OpenOffice/4.1.7$Unix OpenOffice.org_project/417m1$Build-9800</meta:generator>
    <meta:document-statistic meta:table-count="0" meta:image-count="0" meta:object-count="0" meta:page-count="1" meta:paragraph-count="38" meta:word-count="432" meta:character-count="2727"/>
  </office:meta>
</office:document-meta>
</file>